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.12829313450311" calcext:value-type="float">
            <text:p>0.1282931345</text:p>
          </table:table-cell>
          <table:table-cell office:value-type="float" office:value="0.742159259815708" calcext:value-type="float">
            <text:p>0.7421592598</text:p>
          </table:table-cell>
          <table:table-cell office:value-type="float" office:value="3.96548273015833" calcext:value-type="float">
            <text:p>3.9654827302</text:p>
          </table:table-cell>
          <table:table-cell office:value-type="float" office:value="11.6417856040098" calcext:value-type="float">
            <text:p>11.641785604</text:p>
          </table:table-cell>
          <table:table-cell office:value-type="float" office:value="15.4669163040935" calcext:value-type="float">
            <text:p>15.4669163041</text:p>
          </table:table-cell>
          <table:table-cell office:value-type="float" office:value="23.2113578162071" calcext:value-type="float">
            <text:p>23.2113578162</text:p>
          </table:table-cell>
          <table:table-cell office:value-type="float" office:value="46.7580952414373" calcext:value-type="float">
            <text:p>46.7580952414</text:p>
          </table:table-cell>
          <table:table-cell office:value-type="float" office:value="38.3742424210523" calcext:value-type="float">
            <text:p>38.3742424211</text:p>
          </table:table-cell>
          <table:table-cell office:value-type="float" office:value="47.3561484394322" calcext:value-type="float">
            <text:p>47.3561484394</text:p>
          </table:table-cell>
          <table:table-cell office:value-type="float" office:value="81.8462111311619" calcext:value-type="float">
            <text:p>81.8462111312</text:p>
          </table:table-cell>
          <table:table-cell office:value-type="float" office:value="62.5482743458651" calcext:value-type="float">
            <text:p>62.5482743459</text:p>
          </table:table-cell>
          <table:table-cell office:value-type="float" office:value="111.727240686716" calcext:value-type="float">
            <text:p>111.7272406867</text:p>
          </table:table-cell>
          <table:table-cell office:value-type="float" office:value="117.928257572265" calcext:value-type="float">
            <text:p>117.9282575723</text:p>
          </table:table-cell>
        </table:table-row>
        <table:table-row table:style-name="ro1">
          <table:table-cell office:value-type="float" office:value="0.13908043776064" calcext:value-type="float">
            <text:p>0.1390804378</text:p>
          </table:table-cell>
          <table:table-cell office:value-type="float" office:value="0.878967647451645" calcext:value-type="float">
            <text:p>0.8789676475</text:p>
          </table:table-cell>
          <table:table-cell office:value-type="float" office:value="3.92732357226396" calcext:value-type="float">
            <text:p>3.9273235723</text:p>
          </table:table-cell>
          <table:table-cell office:value-type="float" office:value="7.90174513116108" calcext:value-type="float">
            <text:p>7.9017451312</text:p>
          </table:table-cell>
          <table:table-cell office:value-type="float" office:value="24.7987086633248" calcext:value-type="float">
            <text:p>24.7987086633</text:p>
          </table:table-cell>
          <table:table-cell office:value-type="float" office:value="23.2634636708444" calcext:value-type="float">
            <text:p>23.2634636708</text:p>
          </table:table-cell>
          <table:table-cell office:value-type="float" office:value="30.6589668003344" calcext:value-type="float">
            <text:p>30.6589668003</text:p>
          </table:table-cell>
          <table:table-cell office:value-type="float" office:value="38.0938425513787" calcext:value-type="float">
            <text:p>38.0938425514</text:p>
          </table:table-cell>
          <table:table-cell office:value-type="float" office:value="70.7378834402671" calcext:value-type="float">
            <text:p>70.7378834403</text:p>
          </table:table-cell>
          <table:table-cell office:value-type="float" office:value="53.7593715355051" calcext:value-type="float">
            <text:p>53.7593715355</text:p>
          </table:table-cell>
          <table:table-cell office:value-type="float" office:value="93.53402770092" calcext:value-type="float">
            <text:p>93.5340277009</text:p>
          </table:table-cell>
          <table:table-cell office:value-type="float" office:value="69.0097232882217" calcext:value-type="float">
            <text:p>69.0097232882</text:p>
          </table:table-cell>
          <table:table-cell office:value-type="float" office:value="76.8274840534668" calcext:value-type="float">
            <text:p>76.8274840535</text:p>
          </table:table-cell>
        </table:table-row>
        <table:table-row table:style-name="ro1">
          <table:table-cell office:value-type="float" office:value="0.104966766917642" calcext:value-type="float">
            <text:p>0.1049667669</text:p>
          </table:table-cell>
          <table:table-cell office:value-type="float" office:value="0.866130406015145" calcext:value-type="float">
            <text:p>0.866130406</text:p>
          </table:table-cell>
          <table:table-cell office:value-type="float" office:value="5.87338968421045" calcext:value-type="float">
            <text:p>5.8733896842</text:p>
          </table:table-cell>
          <table:table-cell office:value-type="float" office:value="11.8974752380946" calcext:value-type="float">
            <text:p>11.8974752381</text:p>
          </table:table-cell>
          <table:table-cell office:value-type="float" office:value="23.3706634486216" calcext:value-type="float">
            <text:p>23.3706634486</text:p>
          </table:table-cell>
          <table:table-cell office:value-type="float" office:value="34.3770115121133" calcext:value-type="float">
            <text:p>34.3770115121</text:p>
          </table:table-cell>
          <table:table-cell office:value-type="float" office:value="30.7322029055977" calcext:value-type="float">
            <text:p>30.7322029056</text:p>
          </table:table-cell>
          <table:table-cell office:value-type="float" office:value="58.4121060350872" calcext:value-type="float">
            <text:p>58.4121060351</text:p>
          </table:table-cell>
          <table:table-cell office:value-type="float" office:value="45.925165420218" calcext:value-type="float">
            <text:p>45.9251654202</text:p>
          </table:table-cell>
          <table:table-cell office:value-type="float" office:value="82.2430206165409" calcext:value-type="float">
            <text:p>82.2430206165</text:p>
          </table:table-cell>
          <table:table-cell office:value-type="float" office:value="61.4658324026732" calcext:value-type="float">
            <text:p>61.4658324027</text:p>
          </table:table-cell>
          <table:table-cell office:value-type="float" office:value="105.33105118797" calcext:value-type="float">
            <text:p>105.331051188</text:p>
          </table:table-cell>
          <table:table-cell office:value-type="float" office:value="76.5099446716795" calcext:value-type="float">
            <text:p>76.5099446717</text:p>
          </table:table-cell>
        </table:table-row>
        <table:table-row table:style-name="ro1">
          <table:table-cell table:style-name="ce1" office:value-type="float" office:value="0.0951614001669441" calcext:value-type="float">
            <text:p>9.52E-02</text:p>
          </table:table-cell>
          <table:table-cell office:value-type="float" office:value="0.846416267335371" calcext:value-type="float">
            <text:p>0.8464162673</text:p>
          </table:table-cell>
          <table:table-cell office:value-type="float" office:value="6.0197577360068" calcext:value-type="float">
            <text:p>6.019757736</text:p>
          </table:table-cell>
          <table:table-cell office:value-type="float" office:value="12.1122818780286" calcext:value-type="float">
            <text:p>12.112281878</text:p>
          </table:table-cell>
          <table:table-cell office:value-type="float" office:value="23.6574102840432" calcext:value-type="float">
            <text:p>23.657410284</text:p>
          </table:table-cell>
          <table:table-cell office:value-type="float" office:value="35.3985636474526" calcext:value-type="float">
            <text:p>35.3985636475</text:p>
          </table:table-cell>
          <table:table-cell office:value-type="float" office:value="47.9237466265668" calcext:value-type="float">
            <text:p>47.9237466266</text:p>
          </table:table-cell>
          <table:table-cell office:value-type="float" office:value="38.8991439298243" calcext:value-type="float">
            <text:p>38.8991439298</text:p>
          </table:table-cell>
          <table:table-cell office:value-type="float" office:value="70.1782249991647" calcext:value-type="float">
            <text:p>70.1782249992</text:p>
          </table:table-cell>
          <table:table-cell office:value-type="float" office:value="53.2009617761069" calcext:value-type="float">
            <text:p>53.2009617761</text:p>
          </table:table-cell>
          <table:table-cell office:value-type="float" office:value="93.3931385413525" calcext:value-type="float">
            <text:p>93.3931385414</text:p>
          </table:table-cell>
          <table:table-cell office:value-type="float" office:value="106.317033963242" calcext:value-type="float">
            <text:p>106.3170339632</text:p>
          </table:table-cell>
          <table:table-cell office:value-type="float" office:value="77.230374210525" calcext:value-type="float">
            <text:p>77.2303742105</text:p>
          </table:table-cell>
        </table:table-row>
        <table:table-row table:style-name="ro1">
          <table:table-cell office:value-type="float" office:value="0.118361390142127" calcext:value-type="float">
            <text:p>0.1183613901</text:p>
          </table:table-cell>
          <table:table-cell office:value-type="float" office:value="0.794555049289556" calcext:value-type="float">
            <text:p>0.7945550493</text:p>
          </table:table-cell>
          <table:table-cell office:value-type="float" office:value="5.94789397660861" calcext:value-type="float">
            <text:p>5.9478939766</text:p>
          </table:table-cell>
          <table:table-cell office:value-type="float" office:value="7.76235825062668" calcext:value-type="float">
            <text:p>7.7623582506</text:p>
          </table:table-cell>
          <table:table-cell office:value-type="float" office:value="23.8618819248122" calcext:value-type="float">
            <text:p>23.8618819248</text:p>
          </table:table-cell>
          <table:table-cell office:value-type="float" office:value="22.7808674954049" calcext:value-type="float">
            <text:p>22.7808674954</text:p>
          </table:table-cell>
          <table:table-cell office:value-type="float" office:value="30.7127609991639" calcext:value-type="float">
            <text:p>30.7127609992</text:p>
          </table:table-cell>
          <table:table-cell office:value-type="float" office:value="38.4340370409363" calcext:value-type="float">
            <text:p>38.4340370409</text:p>
          </table:table-cell>
          <table:table-cell office:value-type="float" office:value="47.4353379615714" calcext:value-type="float">
            <text:p>47.4353379616</text:p>
          </table:table-cell>
          <table:table-cell office:value-type="float" office:value="53.6436590492904" calcext:value-type="float">
            <text:p>53.6436590493</text:p>
          </table:table-cell>
          <table:table-cell office:value-type="float" office:value="61.4005641570584" calcext:value-type="float">
            <text:p>61.4005641571</text:p>
          </table:table-cell>
          <table:table-cell office:value-type="float" office:value="68.8532365062656" calcext:value-type="float">
            <text:p>68.8532365063</text:p>
          </table:table-cell>
          <table:table-cell office:value-type="float" office:value="77.0596962606505" calcext:value-type="float">
            <text:p>77.059696260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SUM([.A1:.A5])" office:value-type="float" office:value="0.585863129490463" calcext:value-type="float">
            <text:p>0.5858631295</text:p>
          </table:table-cell>
          <table:table-cell table:formula="of:=SUM([.B1:.B5])/5" office:value-type="float" office:value="0.825645725981485" calcext:value-type="float">
            <text:p>0.825645726</text:p>
          </table:table-cell>
          <table:table-cell table:formula="of:=SUM([.C1:.C5])/5" office:value-type="float" office:value="5.14676953984963" calcext:value-type="float">
            <text:p>5.1467695398</text:p>
          </table:table-cell>
          <table:table-cell table:formula="of:=SUM([.D1:.D5])/5" office:value-type="float" office:value="10.2631292203842" calcext:value-type="float">
            <text:p>10.2631292204</text:p>
          </table:table-cell>
          <table:table-cell table:formula="of:=SUM([.E1:.E5])/5" office:value-type="float" office:value="22.2311161249791" calcext:value-type="float">
            <text:p>22.231116125</text:p>
          </table:table-cell>
          <table:table-cell table:formula="of:=SUM([.F1:.F5])/5" office:value-type="float" office:value="27.8062528284045" calcext:value-type="float">
            <text:p>27.8062528284</text:p>
          </table:table-cell>
          <table:table-cell table:formula="of:=SUM([.G1:.G5])/5" office:value-type="float" office:value="37.35715451462" calcext:value-type="float">
            <text:p>37.3571545146</text:p>
          </table:table-cell>
          <table:table-cell table:formula="of:=SUM([.H1:.H5])/5" office:value-type="float" office:value="42.4426743956558" calcext:value-type="float">
            <text:p>42.4426743957</text:p>
          </table:table-cell>
          <table:table-cell table:formula="of:=SUM([.I1:.I5])/5" office:value-type="float" office:value="56.3265520521307" calcext:value-type="float">
            <text:p>56.3265520521</text:p>
          </table:table-cell>
          <table:table-cell table:formula="of:=SUM([.J1:.J5])/5" office:value-type="float" office:value="64.938644821721" calcext:value-type="float">
            <text:p>64.9386448217</text:p>
          </table:table-cell>
          <table:table-cell table:formula="of:=SUM([.K1:.K5])/5" office:value-type="float" office:value="74.4683674295738" calcext:value-type="float">
            <text:p>74.4683674296</text:p>
          </table:table-cell>
          <table:table-cell table:formula="of:=SUM([.L1:.L5])/5" office:value-type="float" office:value="92.2476571264831" calcext:value-type="float">
            <text:p>92.2476571265</text:p>
          </table:table-cell>
          <table:table-cell table:formula="of:=SUM([.M1:.M5])/5" office:value-type="float" office:value="85.1111513537174" calcext:value-type="float">
            <text:p>85.111151353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176960038429399" calcext:value-type="float">
            <text:p>0.1769600384</text:p>
          </table:table-cell>
          <table:table-cell office:value-type="float" office:value="1.36735477360068" calcext:value-type="float">
            <text:p>1.3673547736</text:p>
          </table:table-cell>
          <table:table-cell office:value-type="float" office:value="12.7049709741019" calcext:value-type="float">
            <text:p>12.7049709741</text:p>
          </table:table-cell>
          <table:table-cell office:value-type="float" office:value="24.677972481203" calcext:value-type="float">
            <text:p>24.6779724812</text:p>
          </table:table-cell>
          <table:table-cell office:value-type="float" office:value="37.9998907318296" calcext:value-type="float">
            <text:p>37.9998907318</text:p>
          </table:table-cell>
          <table:table-cell office:value-type="float" office:value="49.9930726081871" calcext:value-type="float">
            <text:p>49.9930726082</text:p>
          </table:table-cell>
          <table:table-cell office:value-type="float" office:value="63.2611937393484" calcext:value-type="float">
            <text:p>63.2611937393</text:p>
          </table:table-cell>
          <table:table-cell table:number-columns-repeated="6"/>
        </table:table-row>
        <table:table-row table:style-name="ro1">
          <table:table-cell office:value-type="float" office:value="0.137729796157061" calcext:value-type="float">
            <text:p>0.1377297962</text:p>
          </table:table-cell>
          <table:table-cell office:value-type="float" office:value="1.23179200668338" calcext:value-type="float">
            <text:p>1.2317920067</text:p>
          </table:table-cell>
          <table:table-cell office:value-type="float" office:value="12.5642133132832" calcext:value-type="float">
            <text:p>12.5642133133</text:p>
          </table:table-cell>
          <table:table-cell office:value-type="float" office:value="24.6935904394319" calcext:value-type="float">
            <text:p>24.6935904394</text:p>
          </table:table-cell>
          <table:table-cell office:value-type="float" office:value="38.4745618763576" calcext:value-type="float">
            <text:p>38.4745618764</text:p>
          </table:table-cell>
          <table:table-cell office:value-type="float" office:value="50.1630064962405" calcext:value-type="float">
            <text:p>50.1630064962</text:p>
          </table:table-cell>
          <table:table-cell office:value-type="float" office:value="63.3529620985798" calcext:value-type="float">
            <text:p>63.3529620986</text:p>
          </table:table-cell>
          <table:table-cell table:number-columns-repeated="6"/>
        </table:table-row>
        <table:table-row table:style-name="ro1">
          <table:table-cell office:value-type="float" office:value="0.158940452798674" calcext:value-type="float">
            <text:p>0.1589404528</text:p>
          </table:table-cell>
          <table:table-cell office:value-type="float" office:value="1.24560145029238" calcext:value-type="float">
            <text:p>1.2456014503</text:p>
          </table:table-cell>
          <table:table-cell office:value-type="float" office:value="12.6510185062656" calcext:value-type="float">
            <text:p>12.6510185063</text:p>
          </table:table-cell>
          <table:table-cell office:value-type="float" office:value="25.1302319465329" calcext:value-type="float">
            <text:p>25.1302319465</text:p>
          </table:table-cell>
          <table:table-cell office:value-type="float" office:value="38.2173567669173" calcext:value-type="float">
            <text:p>38.2173567669</text:p>
          </table:table-cell>
          <table:table-cell office:value-type="float" office:value="50.777379433584" calcext:value-type="float">
            <text:p>50.7773794336</text:p>
          </table:table-cell>
          <table:table-cell office:value-type="float" office:value="63.289738984127" calcext:value-type="float">
            <text:p>63.2897389841</text:p>
          </table:table-cell>
          <table:table-cell table:number-columns-repeated="6"/>
        </table:table-row>
        <table:table-row table:style-name="ro1">
          <table:table-cell office:value-type="float" office:value="0.155575847953216" calcext:value-type="float">
            <text:p>0.155575848</text:p>
          </table:table-cell>
          <table:table-cell office:value-type="float" office:value="1.21604724310777" calcext:value-type="float">
            <text:p>1.2160472431</text:p>
          </table:table-cell>
          <table:table-cell office:value-type="float" office:value="12.4878238730159" calcext:value-type="float">
            <text:p>12.487823873</text:p>
          </table:table-cell>
          <table:table-cell office:value-type="float" office:value="25.7926115839599" calcext:value-type="float">
            <text:p>25.792611584</text:p>
          </table:table-cell>
          <table:table-cell office:value-type="float" office:value="38.2214549072681" calcext:value-type="float">
            <text:p>38.2214549073</text:p>
          </table:table-cell>
          <table:table-cell office:value-type="float" office:value="50.7854679949874" calcext:value-type="float">
            <text:p>50.785467995</text:p>
          </table:table-cell>
          <table:table-cell office:value-type="float" office:value="63.1071805296575" calcext:value-type="float">
            <text:p>63.1071805297</text:p>
          </table:table-cell>
          <table:table-cell table:number-columns-repeated="6"/>
        </table:table-row>
        <table:table-row table:style-name="ro1">
          <table:table-cell office:value-type="float" office:value="0.164560000000009" calcext:value-type="float">
            <text:p>0.16456</text:p>
          </table:table-cell>
          <table:table-cell office:value-type="float" office:value="1.26171148538012" calcext:value-type="float">
            <text:p>1.2617114854</text:p>
          </table:table-cell>
          <table:table-cell office:value-type="float" office:value="12.7220430242272" calcext:value-type="float">
            <text:p>12.7220430242</text:p>
          </table:table-cell>
          <table:table-cell office:value-type="float" office:value="24.9886861871345" calcext:value-type="float">
            <text:p>24.9886861871</text:p>
          </table:table-cell>
          <table:table-cell office:value-type="float" office:value="37.6031116959065" calcext:value-type="float">
            <text:p>37.6031116959</text:p>
          </table:table-cell>
          <table:table-cell office:value-type="float" office:value="50.1851775956557" calcext:value-type="float">
            <text:p>50.1851775957</text:p>
          </table:table-cell>
          <table:table-cell office:value-type="float" office:value="61.889763261487" calcext:value-type="float">
            <text:p>61.889763261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formula="of:=SUM([.A10:.A15])/5" office:value-type="float" office:value="0.158753227067672" calcext:value-type="float">
            <text:p>0.1587532271</text:p>
          </table:table-cell>
          <table:table-cell table:formula="of:=SUM([.B10:.B15])/5" office:value-type="float" office:value="1.26450139181287" calcext:value-type="float">
            <text:p>1.2645013918</text:p>
          </table:table-cell>
          <table:table-cell table:formula="of:=SUM([.C10:.C15])/5" office:value-type="float" office:value="12.6260139381788" calcext:value-type="float">
            <text:p>12.6260139382</text:p>
          </table:table-cell>
          <table:table-cell table:formula="of:=SUM([.D10:.D15])/5" office:value-type="float" office:value="25.0566185276524" calcext:value-type="float">
            <text:p>25.0566185277</text:p>
          </table:table-cell>
          <table:table-cell table:formula="of:=SUM([.E10:.E15])/5" office:value-type="float" office:value="38.1032751956558" calcext:value-type="float">
            <text:p>38.1032751957</text:p>
          </table:table-cell>
          <table:table-cell table:formula="of:=SUM([.F10:.F15])/5" office:value-type="float" office:value="50.3808208257309" calcext:value-type="float">
            <text:p>50.3808208257</text:p>
          </table:table-cell>
          <table:table-cell table:formula="of:=SUM([.G10:.G15])/5" office:value-type="float" office:value="62.9801677226399" calcext:value-type="float">
            <text:p>62.9801677226</text:p>
          </table:table-cell>
          <table:table-cell table:formula="of:=SUM([.H10:.H15])/5" office:value-type="float" office:value="0" calcext:value-type="float">
            <text:p>0</text:p>
          </table:table-cell>
          <table:table-cell table:formula="of:=SUM([.I10:.I15])/5" office:value-type="float" office:value="0" calcext:value-type="float">
            <text:p>0</text:p>
          </table:table-cell>
          <table:table-cell table:formula="of:=SUM([.J10:.J15])/5" office:value-type="float" office:value="0" calcext:value-type="float">
            <text:p>0</text:p>
          </table:table-cell>
          <table:table-cell table:formula="of:=SUM([.K10:.K15])/5" office:value-type="float" office:value="0" calcext:value-type="float">
            <text:p>0</text:p>
          </table:table-cell>
          <table:table-cell table:formula="of:=SUM([.L10:.L15])/5" office:value-type="float" office:value="0" calcext:value-type="float">
            <text:p>0</text:p>
          </table:table-cell>
          <table:table-cell table:formula="of:=SUM([.M10:.M15])/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374200105667114" calcext:value-type="float">
            <text:p>0.3742001057</text:p>
          </table:table-cell>
          <table:table-cell office:value-type="float" office:value="3.8987820148468" calcext:value-type="float">
            <text:p>3.8987820148</text:p>
          </table:table-cell>
          <table:table-cell office:value-type="float" office:value="11.3656549453735" calcext:value-type="float">
            <text:p>11.3656549454</text:p>
          </table:table-cell>
          <table:table-cell office:value-type="float" office:value="18.9650449752808" calcext:value-type="float">
            <text:p>18.9650449753</text:p>
          </table:table-cell>
          <table:table-cell office:value-type="float" office:value="26.5926189422607" calcext:value-type="float">
            <text:p>26.5926189423</text:p>
          </table:table-cell>
          <table:table-cell office:value-type="float" office:value="38.5180759429932" calcext:value-type="float">
            <text:p>38.518075943</text:p>
          </table:table-cell>
          <table:table-cell table:number-columns-repeated="7"/>
        </table:table-row>
        <table:table-row table:style-name="ro1">
          <table:table-cell office:value-type="float" office:value="0.439468860626221" calcext:value-type="float">
            <text:p>0.4394688606</text:p>
          </table:table-cell>
          <table:table-cell office:value-type="float" office:value="3.80044198036194" calcext:value-type="float">
            <text:p>3.8004419804</text:p>
          </table:table-cell>
          <table:table-cell office:value-type="float" office:value="11.3115758895874" calcext:value-type="float">
            <text:p>11.3115758896</text:p>
          </table:table-cell>
          <table:table-cell office:value-type="float" office:value="18.9684629440308" calcext:value-type="float">
            <text:p>18.968462944</text:p>
          </table:table-cell>
          <table:table-cell office:value-type="float" office:value="26.6263279914856" calcext:value-type="float">
            <text:p>26.6263279915</text:p>
          </table:table-cell>
          <table:table-cell office:value-type="float" office:value="39.8020038604736" calcext:value-type="float">
            <text:p>39.8020038605</text:p>
          </table:table-cell>
          <table:table-cell table:number-columns-repeated="7"/>
        </table:table-row>
        <table:table-row table:style-name="ro1">
          <table:table-cell office:value-type="float" office:value="0.412694931030273" calcext:value-type="float">
            <text:p>0.412694931</text:p>
          </table:table-cell>
          <table:table-cell office:value-type="float" office:value="3.82304692268372" calcext:value-type="float">
            <text:p>3.8230469227</text:p>
          </table:table-cell>
          <table:table-cell office:value-type="float" office:value="11.3762919902802" calcext:value-type="float">
            <text:p>11.3762919903</text:p>
          </table:table-cell>
          <table:table-cell office:value-type="float" office:value="19.1322388648987" calcext:value-type="float">
            <text:p>19.1322388649</text:p>
          </table:table-cell>
          <table:table-cell office:value-type="float" office:value="28.5036749839783" calcext:value-type="float">
            <text:p>28.503674984</text:p>
          </table:table-cell>
          <table:table-cell office:value-type="float" office:value="40.0526328086853" calcext:value-type="float">
            <text:p>40.0526328087</text:p>
          </table:table-cell>
          <table:table-cell table:number-columns-repeated="7"/>
        </table:table-row>
        <table:table-row table:style-name="ro1">
          <table:table-cell office:value-type="float" office:value="0.405025005340576" calcext:value-type="float">
            <text:p>0.4050250053</text:p>
          </table:table-cell>
          <table:table-cell office:value-type="float" office:value="3.71477913856506" calcext:value-type="float">
            <text:p>3.7147791386</text:p>
          </table:table-cell>
          <table:table-cell office:value-type="float" office:value="11.5093009471893" calcext:value-type="float">
            <text:p>11.5093009472</text:p>
          </table:table-cell>
          <table:table-cell office:value-type="float" office:value="19.06405210495" calcext:value-type="float">
            <text:p>19.064052105</text:p>
          </table:table-cell>
          <table:table-cell office:value-type="float" office:value="28.3240311145782" calcext:value-type="float">
            <text:p>28.3240311146</text:p>
          </table:table-cell>
          <table:table-cell office:value-type="float" office:value="41.5781049728394" calcext:value-type="float">
            <text:p>41.5781049728</text:p>
          </table:table-cell>
          <table:table-cell table:number-columns-repeated="7"/>
        </table:table-row>
        <table:table-row table:style-name="ro1">
          <table:table-cell office:value-type="float" office:value="0.413723945617676" calcext:value-type="float">
            <text:p>0.4137239456</text:p>
          </table:table-cell>
          <table:table-cell office:value-type="float" office:value="3.89622807502747" calcext:value-type="float">
            <text:p>3.896228075</text:p>
          </table:table-cell>
          <table:table-cell office:value-type="float" office:value="11.7196509838104" calcext:value-type="float">
            <text:p>11.7196509838</text:p>
          </table:table-cell>
          <table:table-cell office:value-type="float" office:value="19.5791189670563" calcext:value-type="float">
            <text:p>19.5791189671</text:p>
          </table:table-cell>
          <table:table-cell office:value-type="float" office:value="27.1348700523376" calcext:value-type="float">
            <text:p>27.1348700523</text:p>
          </table:table-cell>
          <table:table-cell office:value-type="float" office:value="41.4133930206299" calcext:value-type="float">
            <text:p>41.413393020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formula="of:=SUM([.A19:.A23])/5" office:value-type="float" office:value="0.409022569656372" calcext:value-type="float">
            <text:p>0.4090225697</text:p>
          </table:table-cell>
          <table:table-cell table:formula="of:=SUM([.B19:.B23])/5" office:value-type="float" office:value="3.826655626297" calcext:value-type="float">
            <text:p>3.8266556263</text:p>
          </table:table-cell>
          <table:table-cell table:formula="of:=SUM([.C19:.C23])/5" office:value-type="float" office:value="11.4564949512482" calcext:value-type="float">
            <text:p>11.4564949512</text:p>
          </table:table-cell>
          <table:table-cell table:formula="of:=SUM([.D19:.D23])/5" office:value-type="float" office:value="19.1417835712433" calcext:value-type="float">
            <text:p>19.1417835712</text:p>
          </table:table-cell>
          <table:table-cell table:formula="of:=SUM([.E19:.E23])/5" office:value-type="float" office:value="27.4363046169281" calcext:value-type="float">
            <text:p>27.4363046169</text:p>
          </table:table-cell>
          <table:table-cell table:formula="of:=SUM([.F19:.F23])/5" office:value-type="float" office:value="40.2728421211243" calcext:value-type="float">
            <text:p>40.2728421211</text:p>
          </table:table-cell>
          <table:table-cell table:formula="of:=SUM([.G19:.G23])/5" office:value-type="float" office:value="0" calcext:value-type="float">
            <text:p>0</text:p>
          </table:table-cell>
          <table:table-cell table:formula="of:=SUM([.H19:.H23])/5" office:value-type="float" office:value="0" calcext:value-type="float">
            <text:p>0</text:p>
          </table:table-cell>
          <table:table-cell table:formula="of:=SUM([.I19:.I23])/5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.660700082778931" calcext:value-type="float">
            <text:p>0.6607000828</text:p>
          </table:table-cell>
          <table:table-cell office:value-type="float" office:value="6.30602407455444" calcext:value-type="float">
            <text:p>6.3060240746</text:p>
          </table:table-cell>
          <table:table-cell office:value-type="float" office:value="18.8680310249329" calcext:value-type="float">
            <text:p>18.8680310249</text:p>
          </table:table-cell>
          <table:table-cell office:value-type="float" office:value="31.1875557899475" calcext:value-type="float">
            <text:p>31.1875557899</text:p>
          </table:table-cell>
          <table:table-cell office:value-type="float" office:value="43.9883489608765" calcext:value-type="float">
            <text:p>43.9883489609</text:p>
          </table:table-cell>
          <table:table-cell office:value-type="float" office:value="64.2034468650818" calcext:value-type="float">
            <text:p>64.2034468651</text:p>
          </table:table-cell>
          <table:table-cell table:number-columns-repeated="7"/>
        </table:table-row>
        <table:table-row table:style-name="ro1">
          <table:table-cell office:value-type="float" office:value="0.646319150924683" calcext:value-type="float">
            <text:p>0.6463191509</text:p>
          </table:table-cell>
          <table:table-cell office:value-type="float" office:value="6.24808216094971" calcext:value-type="float">
            <text:p>6.2480821609</text:p>
          </table:table-cell>
          <table:table-cell office:value-type="float" office:value="18.7720041275024" calcext:value-type="float">
            <text:p>18.7720041275</text:p>
          </table:table-cell>
          <table:table-cell office:value-type="float" office:value="31.668249130249" calcext:value-type="float">
            <text:p>31.6682491302</text:p>
          </table:table-cell>
          <table:table-cell office:value-type="float" office:value="43.634299993515" calcext:value-type="float">
            <text:p>43.6342999935</text:p>
          </table:table-cell>
          <table:table-cell office:value-type="float" office:value="62.5754988193512" calcext:value-type="float">
            <text:p>62.5754988194</text:p>
          </table:table-cell>
          <table:table-cell table:number-columns-repeated="7"/>
        </table:table-row>
        <table:table-row table:style-name="ro1">
          <table:table-cell office:value-type="float" office:value="0.643610954284668" calcext:value-type="float">
            <text:p>0.6436109543</text:p>
          </table:table-cell>
          <table:table-cell office:value-type="float" office:value="6.29850387573242" calcext:value-type="float">
            <text:p>6.2985038757</text:p>
          </table:table-cell>
          <table:table-cell office:value-type="float" office:value="19.3264801502228" calcext:value-type="float">
            <text:p>19.3264801502</text:p>
          </table:table-cell>
          <table:table-cell office:value-type="float" office:value="31.2890028953552" calcext:value-type="float">
            <text:p>31.2890028954</text:p>
          </table:table-cell>
          <table:table-cell office:value-type="float" office:value="43.6126639842987" calcext:value-type="float">
            <text:p>43.6126639843</text:p>
          </table:table-cell>
          <table:table-cell office:value-type="float" office:value="63.5678660869598" calcext:value-type="float">
            <text:p>63.567866087</text:p>
          </table:table-cell>
          <table:table-cell table:number-columns-repeated="7"/>
        </table:table-row>
        <table:table-row table:style-name="ro1">
          <table:table-cell office:value-type="float" office:value="0.643685102462769" calcext:value-type="float">
            <text:p>0.6436851025</text:p>
          </table:table-cell>
          <table:table-cell office:value-type="float" office:value="6.27855491638184" calcext:value-type="float">
            <text:p>6.2785549164</text:p>
          </table:table-cell>
          <table:table-cell office:value-type="float" office:value="18.5889999866486" calcext:value-type="float">
            <text:p>18.5889999866</text:p>
          </table:table-cell>
          <table:table-cell office:value-type="float" office:value="31.3194289207458" calcext:value-type="float">
            <text:p>31.3194289207</text:p>
          </table:table-cell>
          <table:table-cell office:value-type="float" office:value="44.1092970371246" calcext:value-type="float">
            <text:p>44.1092970371</text:p>
          </table:table-cell>
          <table:table-cell office:value-type="float" office:value="63.6817259788513" calcext:value-type="float">
            <text:p>63.6817259789</text:p>
          </table:table-cell>
          <table:table-cell table:number-columns-repeated="7"/>
        </table:table-row>
        <table:table-row table:style-name="ro1">
          <table:table-cell office:value-type="float" office:value="0.602669954299927" calcext:value-type="float">
            <text:p>0.6026699543</text:p>
          </table:table-cell>
          <table:table-cell office:value-type="float" office:value="6.35795712471008" calcext:value-type="float">
            <text:p>6.3579571247</text:p>
          </table:table-cell>
          <table:table-cell office:value-type="float" office:value="18.8323760032654" calcext:value-type="float">
            <text:p>18.8323760033</text:p>
          </table:table-cell>
          <table:table-cell office:value-type="float" office:value="31.2399208545685" calcext:value-type="float">
            <text:p>31.2399208546</text:p>
          </table:table-cell>
          <table:table-cell office:value-type="float" office:value="44.8145580291748" calcext:value-type="float">
            <text:p>44.8145580292</text:p>
          </table:table-cell>
          <table:table-cell office:value-type="float" office:value="62.6479251384735" calcext:value-type="float">
            <text:p>62.647925138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formula="of:=SUM([.A29:.A33])/5" office:value-type="float" office:value="0.639397048950195" calcext:value-type="float">
            <text:p>0.639397049</text:p>
          </table:table-cell>
          <table:table-cell table:formula="of:=SUM([.B29:.B33])/5" office:value-type="float" office:value="6.2978244304657" calcext:value-type="float">
            <text:p>6.2978244305</text:p>
          </table:table-cell>
          <table:table-cell table:formula="of:=SUM([.C29:.C33])/5" office:value-type="float" office:value="18.8775782585144" calcext:value-type="float">
            <text:p>18.8775782585</text:p>
          </table:table-cell>
          <table:table-cell table:formula="of:=SUM([.D29:.D33])/5" office:value-type="float" office:value="31.3408315181732" calcext:value-type="float">
            <text:p>31.3408315182</text:p>
          </table:table-cell>
          <table:table-cell table:formula="of:=SUM([.E29:.E33])/5" office:value-type="float" office:value="44.0318336009979" calcext:value-type="float">
            <text:p>44.031833601</text:p>
          </table:table-cell>
          <table:table-cell table:formula="of:=SUM([.F29:.F33])/5" office:value-type="float" office:value="63.3352925777435" calcext:value-type="float">
            <text:p>63.3352925777</text:p>
          </table:table-cell>
          <table:table-cell table:formula="of:=SUM([.G29:.G33])/5" office:value-type="float" office:value="0" calcext:value-type="float">
            <text:p>0</text:p>
          </table:table-cell>
          <table:table-cell table:formula="of:=SUM([.H29:.H33])/5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.07356405258179" calcext:value-type="float">
            <text:p>1.0735640526</text:p>
          </table:table-cell>
          <table:table-cell office:value-type="float" office:value="32.0289409160614" calcext:value-type="float">
            <text:p>32.0289409161</text:p>
          </table:table-cell>
          <table:table-cell office:value-type="float" office:value="52.2231261730194" calcext:value-type="float">
            <text:p>52.223126173</text:p>
          </table:table-cell>
          <table:table-cell table:number-columns-repeated="10"/>
        </table:table-row>
        <table:table-row table:style-name="ro1">
          <table:table-cell office:value-type="float" office:value="1.15241098403931" calcext:value-type="float">
            <text:p>1.152410984</text:p>
          </table:table-cell>
          <table:table-cell office:value-type="float" office:value="32.1318349838257" calcext:value-type="float">
            <text:p>32.1318349838</text:p>
          </table:table-cell>
          <table:table-cell office:value-type="float" office:value="52.3041651248932" calcext:value-type="float">
            <text:p>52.3041651249</text:p>
          </table:table-cell>
          <table:table-cell table:number-columns-repeated="10"/>
        </table:table-row>
        <table:table-row table:style-name="ro1">
          <table:table-cell office:value-type="float" office:value="1.09326910972595" calcext:value-type="float">
            <text:p>1.0932691097</text:p>
          </table:table-cell>
          <table:table-cell office:value-type="float" office:value="31.3832969665527" calcext:value-type="float">
            <text:p>31.3832969666</text:p>
          </table:table-cell>
          <table:table-cell office:value-type="float" office:value="52.5276379585266" calcext:value-type="float">
            <text:p>52.5276379585</text:p>
          </table:table-cell>
          <table:table-cell table:number-columns-repeated="10"/>
        </table:table-row>
        <table:table-row table:style-name="ro1">
          <table:table-cell office:value-type="float" office:value="1.13570189476013" calcext:value-type="float">
            <text:p>1.1357018948</text:p>
          </table:table-cell>
          <table:table-cell office:value-type="float" office:value="31.5999040603638" calcext:value-type="float">
            <text:p>31.5999040604</text:p>
          </table:table-cell>
          <table:table-cell office:value-type="float" office:value="52.0394589900971" calcext:value-type="float">
            <text:p>52.0394589901</text:p>
          </table:table-cell>
          <table:table-cell table:number-columns-repeated="10"/>
        </table:table-row>
        <table:table-row table:style-name="ro1">
          <table:table-cell office:value-type="float" office:value="1.06771016120911" calcext:value-type="float">
            <text:p>1.0677101612</text:p>
          </table:table-cell>
          <table:table-cell office:value-type="float" office:value="32.7960519790649" calcext:value-type="float">
            <text:p>32.7960519791</text:p>
          </table:table-cell>
          <table:table-cell office:value-type="float" office:value="52.7090928554535" calcext:value-type="float">
            <text:p>52.709092855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SUM([.A38:.A42])/5" office:value-type="float" office:value="1.10453124046326" calcext:value-type="float">
            <text:p>1.1045312405</text:p>
          </table:table-cell>
          <table:table-cell table:formula="of:=SUM([.B38:.B42])/5" office:value-type="float" office:value="31.9880057811737" calcext:value-type="float">
            <text:p>31.9880057812</text:p>
          </table:table-cell>
          <table:table-cell table:formula="of:=SUM([.C38:.C42])/5" office:value-type="float" office:value="52.3606962203979" calcext:value-type="float">
            <text:p>52.3606962204</text:p>
          </table:table-cell>
          <table:table-cell table:formula="of:=SUM([.D38:.D42])/5" office:value-type="float" office:value="0" calcext:value-type="float">
            <text:p>0</text:p>
          </table:table-cell>
          <table:table-cell table:formula="of:=SUM([.E38:.E42])/5" office:value-type="float" office:value="0" calcext:value-type="float">
            <text:p>0</text:p>
          </table:table-cell>
          <table:table-cell table:formula="of:=SUM([.F38:.F42])/5" office:value-type="float" office:value="0" calcext:value-type="float">
            <text:p>0</text:p>
          </table:table-cell>
          <table:table-cell table:formula="of:=SUM([.G38:.G42])/5" office:value-type="float" office:value="0" calcext:value-type="float">
            <text:p>0</text:p>
          </table:table-cell>
          <table:table-cell table:formula="of:=SUM([.H38:.H42])/5" office:value-type="float" office:value="0" calcext:value-type="float">
            <text:p>0</text:p>
          </table:table-cell>
          <table:table-cell table:formula="of:=SUM([.I38:.I42])/5" office:value-type="float" office:value="0" calcext:value-type="float">
            <text:p>0</text:p>
          </table:table-cell>
          <table:table-cell table:formula="of:=SUM([.J38:.J42])/5" office:value-type="float" office:value="0" calcext:value-type="float">
            <text:p>0</text:p>
          </table:table-cell>
          <table:table-cell table:formula="of:=SUM([.K38:.K42])/5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08:49:42.79753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3:00:52.925223351</meta:creation-date>
    <dc:date>2018-06-18T15:45:58.422607192</dc:date>
    <meta:editing-duration>PT10H40M15S</meta:editing-duration>
    <meta:editing-cycles>4</meta:editing-cycles>
    <meta:generator>LibreOffice/5.1.6.2$Linux_X86_64 LibreOffice_project/10m0$Build-2</meta:generator>
    <meta:document-statistic meta:table-count="1" meta:cell-count="229" meta:object-count="0"/>
  </office:meta>
</office:document-meta>
</file>